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Checker.doCheck( SqlFragmentContainer statement , HashMap &lt; String , ParameterDeclaration &gt; paramMap , final MethodDeclaration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eterChecker.buildMessage( String parameterName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Checker.checkReflectionParameters( SqlFragmentContainer statement , MethodDeclaration methodDec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ameterChecker.checkReflectionFragment( ReflectionFragment fragment , HashMap &lt; String , ParameterDeclaration &gt; paramMap , MethodDeclaration method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2">
            <text:p text:style-name="Table_20_Contents">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